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imon-cyber-jpg/simon503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d" fo:country="ID" style:language-asian="id" style:country-asian="ID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monsan503@gmail.com</meta:initial-creator>
    <dc:creator>simonsan503@gmail.com</dc:creator>
    <meta:creation-date>2021-10-05T05:11:00Z</meta:creation-date>
    <dc:date>2021-10-05T05:11:00Z</dc:date>
    <meta:template xlink:href="Normal.dotm" xlink:type="simple"/>
    <meta:editing-cycles>4</meta:editing-cycles>
    <meta:editing-duration>PT120S</meta:editing-duration>
    <meta:document-statistic meta:page-count="1" meta:paragraph-count="1" meta:word-count="3" meta:character-count="24" meta:row-count="1" meta:non-whitespace-character-count="22"/>
  </office:meta>
</office:document-meta>
</file>